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20_07-35-2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20_04-50-18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20_01-47-2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0-20_01-47-08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2-10-20_07-35-3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19_20-49-1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0-20_12-20-23_000.jpg</text:p>
          </table:table-cell>
          <table:table-cell table:style-name="ce27" office:value-type="string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読みたい本 / ジャンル　分野　リスト / 『社会的ひきこもり』　著者=斎藤環 location=「あとがき」のあと / genre=精神科：診療：治療,other=~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0-20_12-20-28_000.jpg</text:p>
          </table:table-cell>
          <table:table-cell table:style-name="ce27" office:value-type="string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読みたい本 / ジャンル　分野　リスト / 『社会的ひきこもり』　著者=斎藤環 location=「あとがき」のあと / genre=精神科：診療：治療,other=~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0-20_12-20-37_000.jpg</text:p>
          </table:table-cell>
          <table:table-cell table:style-name="ce27" office:value-type="string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読みたい本 / ジャンル　分野　リスト / 『社会的ひきこもり』　著者=斎藤環 location=「あとがき」のあと / genre=精神科：診療：治療,other=~">
            <text:p>:m 読みたい本 / ジャンル　分野　リスト / 『社会的ひきこもり』　著者=斎藤環 location=「あとがき」のあと / genre=精神科：診療：治療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0-20_14-49-00_000.jpg</text:p>
          </table:table-cell>
          <table:table-cell table:style-name="ce27" office:value-type="string">
            <text:p>:PHOTO 記録 / subject=浴室：風呂場：点滅：操作盤：換気扇 / content=工事：契約書類：ヤマヒサ,fo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PHOTO 記録 / subject=浴室：風呂場：点滅：操作盤：換気扇 / content=工事：契約書類：ヤマヒサ,for=~,other=~">
            <text:p>:PHOTO 記録 / subject=浴室：風呂場：点滅：操作盤：換気扇 / content=工事：契約書類：ヤマヒサ,fo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0-20_14-49-40_000.jpg</text:p>
          </table:table-cell>
          <table:table-cell table:style-name="ce27" office:value-type="string">
            <text:p>:PHOTO 記録 / subject=浴室：風呂場：点滅：操作盤：換気扇 / content=工事：契約書類：ヤマヒサ,fo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PHOTO 記録 / subject=浴室：風呂場：点滅：操作盤：換気扇 / content=工事：契約書類：ヤマヒサ,for=~,other=~">
            <text:p>:PHOTO 記録 / subject=浴室：風呂場：点滅：操作盤：換気扇 / content=工事：契約書類：ヤマヒサ,fo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0-20_14-44-13_000.jpg</text:p>
          </table:table-cell>
          <table:table-cell table:style-name="ce27" office:value-type="string">
            <text:p>:PHOTO 記録 / subject=浴室：風呂場：点滅：操作盤：換気扇 / content=操作盤：現物,fo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 / subject=浴室：風呂場：点滅：操作盤：換気扇 / content=操作盤：現物,for=~,other=~">
            <text:p>:PHOTO 記録 / subject=浴室：風呂場：点滅：操作盤：換気扇 / content=操作盤：現物,fo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2-10-20_18-17-31_000.mp4</text:p>
          </table:table-cell>
          <table:table-cell table:style-name="ce28" office:value-type="string">
            <text:p>:VIDEO / @自室 / 記録 / guitar / 演奏、play / R=1 / genr=melody:arpeggio,key=D,tuning=1:5-2:4-3:1h-4;1-5:L5,Re~,other=tech:over-hand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guitar / 演奏、play / R=1 / genr=melody:arpeggio,key=D,tuning=1:5-2:4-3:1h-4;1-5:L5,Re~,other=tech:over-hand">
            <text:p>:VIDEO / @自室 / 記録 / guitar / 演奏、play / R=1 / genr=melody:arpeggio,key=D,tuning=1:5-2:4-3:1h-4;1-5:L5,Re~,other=tech:over-hand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0-19_22-00-23_000.mp4</text:p>
          </table:table-cell>
          <table:table-cell table:style-name="ce27" office:value-type="string">
            <text:p>:VIDEO / @自室 / 記録 / jap.flute / 演奏、play / R=1 / genre=melody,file-piece-id=~,memo=~,session=hour-22,other=以前にも、演奏したことのあるメロディー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VIDEO / @自室 / 記録 / jap.flute / 演奏、play / R=1 / genre=melody,file-piece-id=~,memo=~,session=hour-22,other=以前にも、演奏したことのあるメロディー / follow~">
            <text:p>:VIDEO / @自室 / 記録 / jap.flute / 演奏、play / R=1 / genre=melody,file-piece-id=~,memo=~,session=hour-22,other=以前にも、演奏したことのあるメロディー / follow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2022-10-20_07-35-39_000.jpg</text:p>
          </table:table-cell>
          <table:table-cell table:style-name="ce27" office:value-type="string">
            <text:p>:tome / (lang=ja) / topic=化学を学ぶ / content=新たなものを創る；報酬を受け取る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tome / (lang=ja) / topic=化学を学ぶ / content=新たなものを創る；報酬を受け取る">
            <text:p>:tome / (lang=ja) / topic=化学を学ぶ / content=新たなものを創る；報酬を受け取る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0-20_07-43-46_000.jpg</text:p>
          </table:table-cell>
          <table:table-cell table:style-name="ce27" office:value-type="string">
            <text:p>:m / daylog メモ / partial / 2022-1014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/ daylog メモ / partial / 2022-1014">
            <text:p>:m / daylog メモ / partial / 2022-1014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20_08-56-50_000.jpg</text:p>
          </table:table-cell>
          <table:table-cell table:style-name="ce27" office:value-type="string">
            <text:p>:m #*# / memo:other(m:other) / topic=習字, about=~,content=~,other=~,id=~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#*# / memo:other(m:other) / topic=習字, about=~,content=~,other=~,id=~ ">
            <text:p>:m #*# / memo:other(m:other) / topic=習字, about=~,content=~,other=~,id=~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2-10-20_15-19-55_000.jpg</text:p>
          </table:table-cell>
          <table:table-cell table:style-name="ce28" office:value-type="string">
            <text:p>:PHOTO 記録 / 文書：コレポン / #*# / about=問い合わせ：風呂場：操作盤：点滅,with=ヤマヒサ（新宿）,content=~,other=~ / N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PHOTO 記録 / 文書：コレポン / #*# / about=問い合わせ：風呂場：操作盤：点滅,with=ヤマヒサ（新宿）,content=~,other=~ / N~">
            <text:p>:PHOTO 記録 / 文書：コレポン / #*# / about=問い合わせ：風呂場：操作盤：点滅,with=ヤマヒサ（新宿）,content=~,other=~ / N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2-10-20_15-52-28_000.jpg</text:p>
          </table:table-cell>
          <table:table-cell table:style-name="ce27" office:value-type="string">
            <text:p>:PHOTO 記録 / 文書：コレポン / #*# / about=予約願い,with=山下歯科,content=~,other=~ / N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PHOTO 記録 / 文書：コレポン / #*# / about=予約願い,with=山下歯科,content=~,other=~ / N~">
            <text:p>:PHOTO 記録 / 文書：コレポン / #*# / about=予約願い,with=山下歯科,content=~,other=~ / N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8" office:value-type="string">
            <text:p>2022-10-20_18-21-12_000.jpg</text:p>
          </table:table-cell>
          <table:table-cell table:style-name="ce27" office:value-type="string">
            <text:p>:m :guitar #*# / session-memo / p.1:genre=melody,tuning=1:5-2:4-3:1h-4:1-5:L5,key=D,for=アルペジオ,file-piece-id=~,capo=2,musescore=~,other=tech:over-hand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:guitar #*# / session-memo / p.1:genre=melody,tuning=1:5-2:4-3:1h-4:1-5:L5,key=D,for=アルペジオ,file-piece-id=~,capo=2,musescore=~,other=tech:over-hand">
            <text:p>:m :guitar #*# / session-memo / p.1:genre=melody,tuning=1:5-2:4-3:1h-4:1-5:L5,key=D,for=アルペジオ,file-piece-id=~,capo=2,musescore=~,other=tech:over-hand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022/10/21</text:date>, <text:time>12:17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1T12:17:58.36</dc:date>
    <dc:creator>iwabuchi ken</dc:creator>
    <meta:editing-duration>P49DT22H55M43S</meta:editing-duration>
    <meta:editing-cycles>16290</meta:editing-cycles>
    <meta:document-statistic meta:table-count="2" meta:cell-count="922" meta:object-count="0"/>
    <meta:user-defined meta:name="qrichtext">1</meta:user-defined>
  </office:meta>
</office:document-meta>
</file>